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3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/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 Name: Sam</text:p>
      <text:p text:style-name="P3"># Evergreen Login: golsam27</text:p>
      <text:p text:style-name="P3"># Computer Science Foundations</text:p>
      <text:p text:style-name="P3"># Programming as a Way of Life</text:p>
      <text:p text:style-name="P3"># Homework 1</text:p>
      <text:p text:style-name="Preformatted_20_Text"/>
      <text:p text:style-name="P3"># You may do your work by editing this file, or by typing code at the</text:p>
      <text:p text:style-name="P3"># command line and copying it into the appropriate part of this file when</text:p>
      <text:p text:style-name="P3"># you are done. <text:s/>When you are done, running this file should compute and</text:p>
      <text:p text:style-name="P3"># print the answers to all the problems.</text:p>
      <text:p text:style-name="Preformatted_20_Text"/>
      <text:p text:style-name="P3">import math <text:s text:c="20"/># makes the math.sqrt function available</text:p>
      <text:p text:style-name="Preformatted_20_Text"/>
      <text:p text:style-name="Preformatted_20_Text"/>
      <text:p text:style-name="P3">###</text:p>
      <text:p text:style-name="P3">### Problem 1</text:p>
      <text:p text:style-name="P3">###</text:p>
      <text:p text:style-name="Preformatted_20_Text"/>
      <text:p text:style-name="P3">print "Problem 1 solution follows:"</text:p>
      <text:p text:style-name="Preformatted_20_Text"/>
      <text:p text:style-name="Text_20_body">import math</text:p>
      <text:p text:style-name="P2">math.sqrt(x2-5.86 x+ 8.5408)</text:p>
      <text:p text:style-name="Preformatted_20_Text"><text:s/>I did not get a chance to see the tutors I have some learning to do, I have not done math like this since sophomoric year of high-school, I looked up a bunch of things online and could not find a very sufficient tutorial to explain it properly.</text:p>
      <text:p text:style-name="Preformatted_20_Text"/>
      <text:p text:style-name="P3">###</text:p>
      <text:p text:style-name="P3">### Problem 2</text:p>
      <text:p text:style-name="P3">###</text:p>
      <text:p text:style-name="P2"># hw1.py</text:p>
      <text:p text:style-name="Text_20_body"/>
      <text:p text:style-name="P2">a = True</text:p>
      <text:p text:style-name="P2">b = False</text:p>
      <text:p text:style-name="P2">c = True</text:p>
      <text:p text:style-name="P2">d = False</text:p>
      <text:p text:style-name="P2">e = False</text:p>
      <text:p text:style-name="P2">f = True</text:p>
      <text:p text:style-name="Preformatted_20_Text"/>
      <text:p text:style-name="P3">print "Problem 2 solution follows:"</text:p>
      <text:p text:style-name="P1">import hw1_test</text:p>
      <text:p text:style-name="Text_20_body"/>
      <text:p text:style-name="Text_20_body"/>
      <text:p text:style-name="P2">print(hw1_test.a)</text:p>
      <text:p text:style-name="P2">print(hw1_test.b)</text:p>
      <text:p text:style-name="P2">print(hw1_test.c)</text:p>
      <text:p text:style-name="P2">print(hw1_test.d)</text:p>
      <text:p text:style-name="P2">print(hw1_test.e)</text:p>
      <text:p text:style-name="P2">print(hw1_test.f)</text:p>
      <text:p text:style-name="P3"/>
      <text:p text:style-name="Preformatted_20_Text">%run C:/Users/sam/Documents/GitHub/CSF/hw1print.py</text:p>
      <text:p text:style-name="Preformatted_20_Text">True</text:p>
      <text:p text:style-name="Preformatted_20_Text">False</text:p>
      <text:p text:style-name="Preformatted_20_Text">True</text:p>
      <text:p text:style-name="Preformatted_20_Text"><text:soft-page-break/>False</text:p>
      <text:p text:style-name="Preformatted_20_Text">False</text:p>
      <text:p text:style-name="Preformatted_20_Text">True</text:p>
      <text:p text:style-name="Preformatted_20_Text"/>
      <text:p text:style-name="P3">###</text:p>
      <text:p text:style-name="P3">### Problem 3</text:p>
      <text:p text:style-name="P3">###</text:p>
      <text:p text:style-name="Preformatted_20_Text"/>
      <text:p text:style-name="P3">print "Problem 3 solution follows:"</text:p>
      <text:p text:style-name="Text_20_body"/>
      <text:p text:style-name="P2">import hw1_test</text:p>
      <text:p text:style-name="Text_20_body"/>
      <text:p text:style-name="Text_20_body"/>
      <text:p text:style-name="P2">print(hw1_test.a and hw1_test.b or not hw1_test.c and not hw1_test.d or hw1_test.e or hw1_test.f)</text:p>
      <text:p text:style-name="Text_20_body"/>
      <text:p text:style-name="Text_20_body">%run "c:\users\sam\appdata\local\temp\tmpsvj47l.py"</text:p>
      <text:p text:style-name="Text_20_body">True</text:p>
      <text:p text:style-name="Preformatted_20_Text"/>
      <text:p text:style-name="Preformatted_20_Text"/>
      <text:p text:style-name="P3">###</text:p>
      <text:p text:style-name="P3">### Collaboration</text:p>
      <text:p text:style-name="P3">###</text:p>
      <text:p text:style-name="Preformatted_20_Text"/>
      <text:p text:style-name="Preformatted_20_Text"/>
      <text:p text:style-name="P3">###</text:p>
      <text:p text:style-name="P3">### Reflection</text:p>
      <text:p text:style-name="P3">###</text:p>
      <text:p text:style-name="Preformatted_20_Text"/>
      <text:p text:style-name="P3"># ...i send about 3 hours looking up tutorials online and looking though my book to try and figure out how do to the first problem non of them really helped me out very much. </text:p>
      <text:p text:style-name="P3"># ... the tutorials linked did not help me on what I didnt understand. </text:p>
      <text:p text:style-name="P5"># … I missed tuesday so I must have missed some important stuff I have I meeting with key tomarrow to go over quadractic equations so hopefully I will be good on monday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17:38:02.69</meta:creation-date>
    <meta:document-statistic meta:table-count="0" meta:image-count="0" meta:object-count="0" meta:page-count="2" meta:paragraph-count="59" meta:word-count="308" meta:character-count="1760"/>
    <dc:date>2013-10-04T19:19:35.35</dc:date>
    <meta:editing-duration>PT10M36S</meta:editing-duration>
    <meta:editing-cycles>1</meta:editing-cycles>
    <meta:generator>OpenOffice.org/3.4.1$Win32 OpenOffice.org_project/341m1$Build-9593</meta:generator>
  </office:meta>
</office:document-meta>
</file>